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solid" style:text-underline-width="auto" style:text-underline-color="font-color" fo:font-weight="bold" officeooo:rsid="0012216b" officeooo:paragraph-rsid="0012216b" style:font-weight-asian="bold" style:font-weight-complex="bold"/>
    </style:style>
    <style:style style:name="P2" style:family="paragraph" style:parent-style-name="Standard">
      <style:paragraph-properties fo:text-align="start" style:justify-single-word="false"/>
      <style:text-properties style:text-underline-style="none" fo:font-weight="normal" officeooo:rsid="0012216b" officeooo:paragraph-rsid="0012216b"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UTO 1 PROJET <text:s/>ET IDÉÉ</text:p>
      <text:p text:style-name="P1"/>
      <text:p text:style-name="P2">Pour cré des projets il faut des idéé </text:p>
      <text:p text:style-name="P2">Des que tu une idéé écrie la </text:p>
      <text:p text:style-name="P2">Des que tu as la possibilité va sur scracht et commence ton projet </text:p>
      <text:p text:style-name="P2">Il peut y avoir des bug ou des oublie de codes </text:p>
      <text:p text:style-name="P2">Aprres les avoir répparrer ,test ton projet avec tout les possibilité que l’utulisateur pourait faire pour* bien verifier <text:s/>qu’il marche</text:p>
      <text:p text:style-name="P2">Quand ton projet est finit Remplie instruction et note et crédit mais en valeur les sracheur qui ton aidée et les site qui ton permit de le réaliser ton projet ,les musique et de bien sur explique ton projet a la communité scracht ,tu êut traduire Instruction et note et credit pour regrouper plus de scracheur <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7T17:19:14.729867271</meta:creation-date>
    <dc:date>2021-08-17T18:10:39.038895957</dc:date>
    <meta:editing-duration>PT41M13S</meta:editing-duration>
    <meta:editing-cycles>1</meta:editing-cycles>
    <meta:document-statistic meta:table-count="0" meta:image-count="0" meta:object-count="0" meta:page-count="1" meta:paragraph-count="7" meta:word-count="120" meta:character-count="650" meta:non-whitespace-character-count="529"/>
    <meta:generator>LibreOffice/7.1.4.2$Linux_X86_64 LibreOffice_project/10$Build-2</meta:generator>
  </office:meta>
</office:document-meta>
</file>